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a7fc" officeooo:paragraph-rsid="0005a7f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a7fc" officeooo:paragraph-rsid="0005a7f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0005a7fc" officeooo:paragraph-rsid="0005a7f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05a7fc" officeooo:paragraph-rsid="0005a7fc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officeooo:rsid="0005a7fc" officeooo:paragraph-rsid="0005a7fc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Evaluation von Synchronisations- und Konfliktlösungsverfahren</text:p>
      <text:p text:style-name="P2">im Web-Umfel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achelorarbeit</text:p>
      <text:p text:style-name="P5">im Studiengang Informatik</text:p>
      <text:p text:style-name="P5"/>
      <text:p text:style-name="P5"/>
      <text:p text:style-name="P5"/>
      <text:p text:style-name="P4">Martin Eigenmann</text:p>
      <text:p text:style-name="P5">an der ZHAW Zürich</text:p>
      <text:p text:style-name="P5"/>
      <text:p text:style-name="P5"/>
      <text:p text:style-name="P5"/>
      <text:p text:style-name="P5"/>
      <text:p text:style-name="P5"/>
      <text:p text:style-name="P5">Betreuer: Philip Stanik</text:p>
      <text:p text:style-name="P5">Experte: &lt;exper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03:27.539839078</meta:creation-date>
    <dc:date>2015-03-15T18:06:28.765488991</dc:date>
    <meta:editing-duration>PT3M1S</meta:editing-duration>
    <meta:editing-cycles>1</meta:editing-cycles>
    <meta:document-statistic meta:table-count="0" meta:image-count="0" meta:object-count="0" meta:page-count="1" meta:paragraph-count="8" meta:word-count="22" meta:character-count="188" meta:non-whitespace-character-count="174"/>
    <meta:generator>LibreOffice/4.3.3.2$Linux_X86_64 LibreOffice_project/430m0$Build-2</meta:generator>
  </office:meta>
</office:document-meta>
</file>